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54.53mm" svg:y="12.55mm">
            <loext:p draw:notify-on-update-of-ranges="Sheet1.A2:Sheet1.A25 Sheet1.B1:Sheet1.B1 Sheet1.B2:Sheet1.B2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Velocity</text:p>
          </table:table-cell>
        </table:table-row>
        <table:table-row table:style-name="ro1">
          <table:table-cell office:value-type="date" office:date-value="2019-04-15" calcext:value-type="date">
            <text:p>15Apr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formula="of:=[.A2]+7" office:value-type="date" office:date-value="2019-04-22" calcext:value-type="date">
            <text:p>22Apr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table:formula="of:=[.A3]+7" office:value-type="date" office:date-value="2019-04-29" calcext:value-type="date">
            <text:p>29Apr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A4]+7" office:value-type="date" office:date-value="2019-05-06" calcext:value-type="date">
            <text:p>06May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table:formula="of:=[.A5]+7" office:value-type="date" office:date-value="2019-05-13" calcext:value-type="date">
            <text:p>13May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formula="of:=[.A6]+7" office:value-type="date" office:date-value="2019-05-20" calcext:value-type="date">
            <text:p>20May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formula="of:=[.A7]+7" office:value-type="date" office:date-value="2019-05-27" calcext:value-type="date">
            <text:p>27May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table:formula="of:=[.A8]+7" office:value-type="date" office:date-value="2019-06-03" calcext:value-type="date">
            <text:p>03Jun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table:formula="of:=[.A9]+7" office:value-type="date" office:date-value="2019-06-10" calcext:value-type="date">
            <text:p>10Jun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table:formula="of:=[.A10]+7" office:value-type="date" office:date-value="2019-06-17" calcext:value-type="date">
            <text:p>17Jun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table:formula="of:=[.A11]+7" office:value-type="date" office:date-value="2019-06-24" calcext:value-type="date">
            <text:p>24Jun</text:p>
          </table:table-cell>
          <table:table-cell/>
        </table:table-row>
        <table:table-row table:style-name="ro1">
          <table:table-cell table:formula="of:=[.A12]+7" office:value-type="date" office:date-value="2019-07-01" calcext:value-type="date">
            <text:p>01Jul</text:p>
          </table:table-cell>
          <table:table-cell/>
        </table:table-row>
        <table:table-row table:style-name="ro1">
          <table:table-cell table:formula="of:=[.A13]+7" office:value-type="date" office:date-value="2019-07-08" calcext:value-type="date">
            <text:p>08Jul</text:p>
          </table:table-cell>
          <table:table-cell/>
        </table:table-row>
        <table:table-row table:style-name="ro1">
          <table:table-cell table:formula="of:=[.A14]+7" office:value-type="date" office:date-value="2019-07-15" calcext:value-type="date">
            <text:p>15Jul</text:p>
          </table:table-cell>
          <table:table-cell/>
        </table:table-row>
        <table:table-row table:style-name="ro1">
          <table:table-cell table:formula="of:=[.A15]+7" office:value-type="date" office:date-value="2019-07-22" calcext:value-type="date">
            <text:p>22Jul</text:p>
          </table:table-cell>
          <table:table-cell/>
        </table:table-row>
        <table:table-row table:style-name="ro1">
          <table:table-cell table:formula="of:=[.A16]+7" office:value-type="date" office:date-value="2019-07-29" calcext:value-type="date">
            <text:p>29Jul</text:p>
          </table:table-cell>
          <table:table-cell/>
        </table:table-row>
        <table:table-row table:style-name="ro1">
          <table:table-cell table:formula="of:=[.A17]+7" office:value-type="date" office:date-value="2019-08-05" calcext:value-type="date">
            <text:p>05Aug</text:p>
          </table:table-cell>
          <table:table-cell/>
        </table:table-row>
        <table:table-row table:style-name="ro1">
          <table:table-cell table:formula="of:=[.A18]+7" office:value-type="date" office:date-value="2019-08-12" calcext:value-type="date">
            <text:p>12Aug</text:p>
          </table:table-cell>
          <table:table-cell/>
        </table:table-row>
        <table:table-row table:style-name="ro1">
          <table:table-cell table:formula="of:=[.A19]+7" office:value-type="date" office:date-value="2019-08-19" calcext:value-type="date">
            <text:p>19Aug</text:p>
          </table:table-cell>
          <table:table-cell/>
        </table:table-row>
        <table:table-row table:style-name="ro1">
          <table:table-cell table:formula="of:=[.A20]+7" office:value-type="date" office:date-value="2019-08-26" calcext:value-type="date">
            <text:p>26Aug</text:p>
          </table:table-cell>
          <table:table-cell/>
        </table:table-row>
        <table:table-row table:style-name="ro1">
          <table:table-cell table:formula="of:=[.A21]+7" office:value-type="date" office:date-value="2019-09-02" calcext:value-type="date">
            <text:p>02Sep</text:p>
          </table:table-cell>
          <table:table-cell/>
        </table:table-row>
        <table:table-row table:style-name="ro1">
          <table:table-cell table:formula="of:=[.A22]+7" office:value-type="date" office:date-value="2019-09-09" calcext:value-type="date">
            <text:p>09Sep</text:p>
          </table:table-cell>
          <table:table-cell/>
        </table:table-row>
        <table:table-row table:style-name="ro1">
          <table:table-cell table:formula="of:=[.A23]+7" office:value-type="date" office:date-value="2019-09-16" calcext:value-type="date">
            <text:p>16Sep</text:p>
          </table:table-cell>
          <table:table-cell/>
        </table:table-row>
        <table:table-row table:style-name="ro1">
          <table:table-cell table:formula="of:=[.A24]+7" office:value-type="date" office:date-value="2019-09-23" calcext:value-type="date">
            <text:p>23Sep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NZ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NZ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day number:style="long"/>
      <number:month number:textual="true"/>
    </number:dat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4">00/00/0000</text:date>, <text:time style:data-style-name="N2" text:time-value="18:18:45.8990664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11:01:07.250121895</meta:creation-date>
    <dc:date>2019-06-24T18:19:03.652366009</dc:date>
    <meta:editing-duration>PT13M8S</meta:editing-duration>
    <meta:editing-cycles>3</meta:editing-cycles>
    <meta:generator>LibreOffice/5.1.4.2$MacOSX_X86_64 LibreOffice_project/f99d75f39f1c57ebdd7ffc5f42867c12031db97a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0">
      <number:day number:style="long"/>
      <number:month number:textual="true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1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5cm" svg:y="4.2cm" style:legend-expansion="high" chart:style-name="ch2"/>
        <chart:plot-area chart:style-name="ch3" table:cell-range-address="Sheet1.A2:Sheet1.B25 Sheet1.B1:Sheet1.B1" chart:data-source-has-labels="both" svg:x="0.32cm" svg:y="0.18cm" svg:width="13.41cm" svg:height="8.64cm">
          <chartooo:coordinate-region svg:x="1.144cm" svg:y="0.38cm" svg:width="12.586cm" svg:height="7.791cm"/>
          <chart:axis chart:dimension="x" chart:name="primary-x" chart:style-name="ch4" chartooo:axis-type="auto">
            <chartooo:date-scale/>
            <chart:categories table:cell-range-address="Sheet1.A2:Sheet1.A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5" chart:label-cell-address="Sheet1.B1:Sheet1.B1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elocit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43570">
                <text:p>43570</text:p>
                <draw:g>
                  <svg:desc>Sheet1.A2:Sheet1.A25</svg:desc>
                </draw:g>
              </table:table-cell>
              <table:table-cell office:value-type="float" office:value="51">
                <text:p>51</text:p>
                <draw:g>
                  <svg:desc>Sheet1.B2:Sheet1.B25</svg:desc>
                </draw:g>
              </table:table-cell>
            </table:table-row>
            <table:table-row>
              <table:table-cell office:value-type="float" office:value="43577">
                <text:p>4357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3591">
                <text:p>43591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3598">
                <text:p>435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3605">
                <text:p>4360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3612">
                <text:p>4361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3619">
                <text:p>4361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3626">
                <text:p>4362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3633">
                <text:p>43633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3640">
                <text:p>43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47">
                <text:p>43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54">
                <text:p>43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1">
                <text:p>43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68">
                <text:p>43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75">
                <text:p>43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89">
                <text:p>43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17">
                <text:p>43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MacOSX_X86_64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